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28pt" style:font-size-asian="28pt" style:font-size-complex="28pt" fo:font-weight="bold" style:font-weight-asian="bold" style:font-weight-complex="bold" style:font-family-generic="script"/>
    </style:style>
    <style:style style:name="ce2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fo:background-color="transparent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automatic" fo:background-color="transparent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1" style:family="table-cell" style:parent-style-name="Default" style:data-style-name="N0">
      <style:table-cell-properties fo:border="thin solid #000000" style:vertical-align="automatic" fo:background-color="transparent"/>
      <style:text-properties fo:color="#000000" style:font-name="標楷體" style:font-name-asian="標楷體" style:font-name-complex="標楷體" fo:font-size="11pt" style:font-size-asian="11pt" style:font-size-complex="11pt" style:font-family-generic="script"/>
    </style:style>
    <style:style style:name="ce12" style:family="table-cell" style:parent-style-name="Default" style:data-style-name="N3">
      <style:table-cell-properties fo:border="thin solid #000000" style:vertical-align="automatic" fo:background-color="transparent"/>
      <style:text-properties fo:color="#000000" style:font-name="標楷體" style:font-name-asian="標楷體" style:font-name-complex="標楷體" fo:font-size="11pt" style:font-size-asian="11pt" style:font-size-complex="11pt" style:font-family-generic="script"/>
    </style:style>
    <style:style style:name="ce13" style:family="table-cell" style:parent-style-name="Default" style:data-style-name="N4">
      <style:table-cell-properties fo:border="thin solid #000000" style:vertical-align="automatic" fo:background-color="transparent"/>
      <style:text-properties fo:color="#000000" style:font-name="標楷體" style:font-name-asian="標楷體" style:font-name-complex="標楷體" fo:font-size="11pt" style:font-size-asian="11pt" style:font-size-complex="11pt" style:font-family-generic="script"/>
    </style:style>
    <style:style style:name="ce14" style:family="table-cell" style:parent-style-name="Default" style:data-style-name="N0">
      <style:table-cell-properties style:vertical-align="top"/>
      <style:text-properties fo:color="#000000"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48229166666667cm"/>
    </style:style>
    <style:style style:name="co2" style:family="table-column">
      <style:table-column-properties fo:break-before="auto" style:column-width="3.042708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39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97.2pt" style:use-optimal-row-height="true" fo:break-before="auto"/>
    </style:style>
    <style:style style:name="ro4" style:family="table-row">
      <style:table-row-properties style:row-height="28.05pt" style:use-optimal-row-height="false" fo:break-before="auto"/>
    </style:style>
    <style:style style:name="ro5" style:family="table-row">
      <style:table-row-properties style:row-height="19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110" table:style-name="ta1">
        <table:table-column table:style-name="co1" table:default-cell-style-name="ce2"/>
        <table:table-column table:style-name="co2" table:number-columns-repeated="13" table:default-cell-style-name="ce2"/>
        <table:table-column table:style-name="co3" table:number-columns-repeated="16370" table:default-cell-style-name="ce2"/>
        <table:table-row table:style-name="ro1">
          <table:table-cell office:value-type="string" table:number-columns-spanned="14" table:number-rows-spanned="1" table:style-name="ce1">
            <table:cell-range-source table:name="HTML_1" table:last-column-spanned="14" table:last-row-spanned="23" xlink:href="Http://mis.banking.devex:81/FR/temp/43356_FR101_10.htm"/>
            <text:p>信用卡重要業務及財務資訊(資訊揭露)</text:p>
          </table:table-cell>
          <table:covered-table-cell table:number-columns-repeated="13"/>
          <table:table-cell table:number-columns-repeated="16370"/>
        </table:table-row>
        <table:table-row table:number-rows-repeated="2" table:style-name="ro2">
          <table:table-cell table:number-columns-repeated="14" table:style-name="ce3"/>
          <table:table-cell table:number-columns-repeated="16370"/>
        </table:table-row>
        <table:table-row table:style-name="ro2">
          <table:table-cell office:value-type="string" table:style-name="ce4">
            <text:p>單位：千元，卡</text:p>
          </table:table-cell>
          <table:table-cell table:number-columns-repeated="8" table:style-name="ce5"/>
          <table:table-cell office:value-type="string" table:style-name="ce6">
            <text:p>資料月份：111 年10 月</text:p>
          </table:table-cell>
          <table:table-cell table:number-columns-repeated="3" table:style-name="ce5"/>
          <table:table-cell table:style-name="ce7"/>
          <table:table-cell table:number-columns-repeated="16370"/>
        </table:table-row>
        <table:table-row table:style-name="ro3">
          <table:table-cell office:value-type="string" table:style-name="ce8">
            <text:p>金融機構名稱　</text:p>
          </table:table-cell>
          <table:table-cell office:value-type="string" table:style-name="ce9">
            <text:p>流通卡數　　　</text:p>
          </table:table-cell>
          <table:table-cell office:value-type="string" table:style-name="ce9">
            <text:p>有效卡數　　　</text:p>
          </table:table-cell>
          <table:table-cell office:value-type="string" table:style-name="ce9">
            <text:p>當月發卡數　　　</text:p>
          </table:table-cell>
          <table:table-cell office:value-type="string" table:style-name="ce9">
            <text:p>當月停卡數　　　</text:p>
          </table:table-cell>
          <table:table-cell office:value-type="string" table:style-name="ce9">
            <text:p>循環信用餘額　　</text:p>
          </table:table-cell>
          <table:table-cell office:value-type="string" table:style-name="ce9">
            <text:p>未到期分期付款餘額　</text:p>
          </table:table-cell>
          <table:table-cell office:value-type="string" table:style-name="ce9">
            <text:p>當月簽帳金額　　</text:p>
          </table:table-cell>
          <table:table-cell office:value-type="string" table:style-name="ce9">
            <text:p>當月預借現金金額　　</text:p>
          </table:table-cell>
          <table:table-cell office:value-type="string" table:style-name="ce10">
            <text:p>逾期三個月以上帳款占應收帳款餘額(含催收款)之比率(%)</text:p>
          </table:table-cell>
          <table:table-cell office:value-type="string" table:style-name="ce9">
            <text:p>逾期六個月以上帳款占應收帳款餘額(含催收款)之比率(%)</text:p>
          </table:table-cell>
          <table:table-cell office:value-type="string" table:style-name="ce9">
            <text:p>備抵呆帳提足率(%)<text:s/></text:p>
          </table:table-cell>
          <table:table-cell office:value-type="string" table:style-name="ce9">
            <text:p>當月轉銷呆帳金額　<text:s/></text:p>
          </table:table-cell>
          <table:table-cell office:value-type="string" table:style-name="ce9">
            <text:p>當年度轉銷呆帳金額累計至資料月份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臺灣銀行</text:p>
          </table:table-cell>
          <table:table-cell office:value-type="float" office:value="241587" table:style-name="ce12">
            <text:p>241,587</text:p>
          </table:table-cell>
          <table:table-cell office:value-type="float" office:value="118024" table:style-name="ce12">
            <text:p>118,024</text:p>
          </table:table-cell>
          <table:table-cell office:value-type="float" office:value="2218" table:style-name="ce12">
            <text:p>2,218</text:p>
          </table:table-cell>
          <table:table-cell office:value-type="float" office:value="944" table:style-name="ce12">
            <text:p>944</text:p>
          </table:table-cell>
          <table:table-cell office:value-type="float" office:value="163759" table:style-name="ce12">
            <text:p>163,759</text:p>
          </table:table-cell>
          <table:table-cell office:value-type="float" office:value="84114" table:style-name="ce12">
            <text:p>84,114</text:p>
          </table:table-cell>
          <table:table-cell office:value-type="float" office:value="757734" table:style-name="ce12">
            <text:p>757,734</text:p>
          </table:table-cell>
          <table:table-cell office:value-type="float" office:value="499" table:style-name="ce12">
            <text:p>499</text:p>
          </table:table-cell>
          <table:table-cell office:value-type="float" office:value="0.1" table:style-name="ce13">
            <text:p>0.10</text:p>
          </table:table-cell>
          <table:table-cell office:value-type="float" office:value="0.05" table:style-name="ce13">
            <text:p>0.05</text:p>
          </table:table-cell>
          <table:table-cell office:value-type="float" office:value="1157.98" table:style-name="ce13">
            <text:p>1,157.98</text:p>
          </table:table-cell>
          <table:table-cell office:value-type="float" office:value="523" table:style-name="ce12">
            <text:p>523</text:p>
          </table:table-cell>
          <table:table-cell office:value-type="float" office:value="4405" table:style-name="ce12">
            <text:p>4,405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臺灣土地銀行</text:p>
          </table:table-cell>
          <table:table-cell office:value-type="float" office:value="358599" table:style-name="ce12">
            <text:p>358,599</text:p>
          </table:table-cell>
          <table:table-cell office:value-type="float" office:value="149821" table:style-name="ce12">
            <text:p>149,821</text:p>
          </table:table-cell>
          <table:table-cell office:value-type="float" office:value="1547" table:style-name="ce12">
            <text:p>1,547</text:p>
          </table:table-cell>
          <table:table-cell office:value-type="float" office:value="4038" table:style-name="ce12">
            <text:p>4,038</text:p>
          </table:table-cell>
          <table:table-cell office:value-type="float" office:value="350856" table:style-name="ce12">
            <text:p>350,856</text:p>
          </table:table-cell>
          <table:table-cell office:value-type="float" office:value="82477" table:style-name="ce12">
            <text:p>82,477</text:p>
          </table:table-cell>
          <table:table-cell office:value-type="float" office:value="781191" table:style-name="ce12">
            <text:p>781,191</text:p>
          </table:table-cell>
          <table:table-cell office:value-type="float" office:value="635" table:style-name="ce12">
            <text:p>635</text:p>
          </table:table-cell>
          <table:table-cell office:value-type="float" office:value="0.12" table:style-name="ce13">
            <text:p>0.12</text:p>
          </table:table-cell>
          <table:table-cell office:value-type="float" office:value="0.11" table:style-name="ce13">
            <text:p>0.11</text:p>
          </table:table-cell>
          <table:table-cell office:value-type="float" office:value="1417.11" table:style-name="ce13">
            <text:p>1,417.11</text:p>
          </table:table-cell>
          <table:table-cell office:value-type="float" office:value="1635" table:style-name="ce12">
            <text:p>1,635</text:p>
          </table:table-cell>
          <table:table-cell office:value-type="float" office:value="19306" table:style-name="ce12">
            <text:p>19,306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合作金庫商業銀行</text:p>
          </table:table-cell>
          <table:table-cell office:value-type="float" office:value="659403" table:style-name="ce12">
            <text:p>659,403</text:p>
          </table:table-cell>
          <table:table-cell office:value-type="float" office:value="388059" table:style-name="ce12">
            <text:p>388,059</text:p>
          </table:table-cell>
          <table:table-cell office:value-type="float" office:value="7808" table:style-name="ce12">
            <text:p>7,808</text:p>
          </table:table-cell>
          <table:table-cell office:value-type="float" office:value="4216" table:style-name="ce12">
            <text:p>4,216</text:p>
          </table:table-cell>
          <table:table-cell office:value-type="float" office:value="798681" table:style-name="ce12">
            <text:p>798,681</text:p>
          </table:table-cell>
          <table:table-cell office:value-type="float" office:value="1033743" table:style-name="ce12">
            <text:p>1,033,743</text:p>
          </table:table-cell>
          <table:table-cell office:value-type="float" office:value="3418754" table:style-name="ce12">
            <text:p>3,418,754</text:p>
          </table:table-cell>
          <table:table-cell office:value-type="float" office:value="1615" table:style-name="ce12">
            <text:p>1,615</text:p>
          </table:table-cell>
          <table:table-cell office:value-type="float" office:value="0.24" table:style-name="ce13">
            <text:p>0.24</text:p>
          </table:table-cell>
          <table:table-cell office:value-type="float" office:value="0.22" table:style-name="ce13">
            <text:p>0.22</text:p>
          </table:table-cell>
          <table:table-cell office:value-type="float" office:value="371.28" table:style-name="ce13">
            <text:p>371.28</text:p>
          </table:table-cell>
          <table:table-cell office:value-type="float" office:value="3345" table:style-name="ce12">
            <text:p>3,345</text:p>
          </table:table-cell>
          <table:table-cell office:value-type="float" office:value="46536" table:style-name="ce12">
            <text:p>46,536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第一商業銀行</text:p>
          </table:table-cell>
          <table:table-cell office:value-type="float" office:value="1490463" table:style-name="ce12">
            <text:p>1,490,463</text:p>
          </table:table-cell>
          <table:table-cell office:value-type="float" office:value="901984" table:style-name="ce12">
            <text:p>901,984</text:p>
          </table:table-cell>
          <table:table-cell office:value-type="float" office:value="13345" table:style-name="ce12">
            <text:p>13,345</text:p>
          </table:table-cell>
          <table:table-cell office:value-type="float" office:value="11852" table:style-name="ce12">
            <text:p>11,852</text:p>
          </table:table-cell>
          <table:table-cell office:value-type="float" office:value="1556559" table:style-name="ce12">
            <text:p>1,556,559</text:p>
          </table:table-cell>
          <table:table-cell office:value-type="float" office:value="2354784" table:style-name="ce12">
            <text:p>2,354,784</text:p>
          </table:table-cell>
          <table:table-cell office:value-type="float" office:value="5521059" table:style-name="ce12">
            <text:p>5,521,059</text:p>
          </table:table-cell>
          <table:table-cell office:value-type="float" office:value="7557" table:style-name="ce12">
            <text:p>7,557</text:p>
          </table:table-cell>
          <table:table-cell office:value-type="float" office:value="0.1" table:style-name="ce13">
            <text:p>0.10</text:p>
          </table:table-cell>
          <table:table-cell office:value-type="float" office:value="0" table:style-name="ce13">
            <text:p>0.00</text:p>
          </table:table-cell>
          <table:table-cell office:value-type="float" office:value="1092.46" table:style-name="ce13">
            <text:p>1,092.46</text:p>
          </table:table-cell>
          <table:table-cell office:value-type="float" office:value="5819" table:style-name="ce12">
            <text:p>5,819</text:p>
          </table:table-cell>
          <table:table-cell office:value-type="float" office:value="56544" table:style-name="ce12">
            <text:p>56,544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華南商業銀行</text:p>
          </table:table-cell>
          <table:table-cell office:value-type="float" office:value="1052317" table:style-name="ce12">
            <text:p>1,052,317</text:p>
          </table:table-cell>
          <table:table-cell office:value-type="float" office:value="802758" table:style-name="ce12">
            <text:p>802,758</text:p>
          </table:table-cell>
          <table:table-cell office:value-type="float" office:value="8965" table:style-name="ce12">
            <text:p>8,965</text:p>
          </table:table-cell>
          <table:table-cell office:value-type="float" office:value="7592" table:style-name="ce12">
            <text:p>7,592</text:p>
          </table:table-cell>
          <table:table-cell office:value-type="float" office:value="1003379" table:style-name="ce12">
            <text:p>1,003,379</text:p>
          </table:table-cell>
          <table:table-cell office:value-type="float" office:value="4285637" table:style-name="ce12">
            <text:p>4,285,637</text:p>
          </table:table-cell>
          <table:table-cell office:value-type="float" office:value="4146357" table:style-name="ce12">
            <text:p>4,146,357</text:p>
          </table:table-cell>
          <table:table-cell office:value-type="float" office:value="1017" table:style-name="ce12">
            <text:p>1,017</text:p>
          </table:table-cell>
          <table:table-cell office:value-type="float" office:value="0.09" table:style-name="ce13">
            <text:p>0.09</text:p>
          </table:table-cell>
          <table:table-cell office:value-type="float" office:value="0" table:style-name="ce13">
            <text:p>0.00</text:p>
          </table:table-cell>
          <table:table-cell office:value-type="float" office:value="523.35" table:style-name="ce13">
            <text:p>523.35</text:p>
          </table:table-cell>
          <table:table-cell office:value-type="float" office:value="0" table:style-name="ce12">
            <text:p>0</text:p>
          </table:table-cell>
          <table:table-cell office:value-type="float" office:value="34536" table:style-name="ce12">
            <text:p>34,536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彰化商業銀行</text:p>
          </table:table-cell>
          <table:table-cell office:value-type="float" office:value="576170" table:style-name="ce12">
            <text:p>576,170</text:p>
          </table:table-cell>
          <table:table-cell office:value-type="float" office:value="274114" table:style-name="ce12">
            <text:p>274,114</text:p>
          </table:table-cell>
          <table:table-cell office:value-type="float" office:value="5645" table:style-name="ce12">
            <text:p>5,645</text:p>
          </table:table-cell>
          <table:table-cell office:value-type="float" office:value="3351" table:style-name="ce12">
            <text:p>3,351</text:p>
          </table:table-cell>
          <table:table-cell office:value-type="float" office:value="324789" table:style-name="ce12">
            <text:p>324,789</text:p>
          </table:table-cell>
          <table:table-cell office:value-type="float" office:value="706946" table:style-name="ce12">
            <text:p>706,946</text:p>
          </table:table-cell>
          <table:table-cell office:value-type="float" office:value="1751393" table:style-name="ce12">
            <text:p>1,751,393</text:p>
          </table:table-cell>
          <table:table-cell office:value-type="float" office:value="937" table:style-name="ce12">
            <text:p>937</text:p>
          </table:table-cell>
          <table:table-cell office:value-type="float" office:value="0.17" table:style-name="ce13">
            <text:p>0.17</text:p>
          </table:table-cell>
          <table:table-cell office:value-type="float" office:value="0" table:style-name="ce13">
            <text:p>0.00</text:p>
          </table:table-cell>
          <table:table-cell office:value-type="float" office:value="594.69000000000005" table:style-name="ce13">
            <text:p>594.69</text:p>
          </table:table-cell>
          <table:table-cell office:value-type="float" office:value="899" table:style-name="ce12">
            <text:p>899</text:p>
          </table:table-cell>
          <table:table-cell office:value-type="float" office:value="14638" table:style-name="ce12">
            <text:p>14,638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上海商業儲蓄銀行</text:p>
          </table:table-cell>
          <table:table-cell office:value-type="float" office:value="453995" table:style-name="ce12">
            <text:p>453,995</text:p>
          </table:table-cell>
          <table:table-cell office:value-type="float" office:value="191073" table:style-name="ce12">
            <text:p>191,073</text:p>
          </table:table-cell>
          <table:table-cell office:value-type="float" office:value="2958" table:style-name="ce12">
            <text:p>2,958</text:p>
          </table:table-cell>
          <table:table-cell office:value-type="float" office:value="3483" table:style-name="ce12">
            <text:p>3,483</text:p>
          </table:table-cell>
          <table:table-cell office:value-type="float" office:value="576012" table:style-name="ce12">
            <text:p>576,012</text:p>
          </table:table-cell>
          <table:table-cell office:value-type="float" office:value="1270980" table:style-name="ce12">
            <text:p>1,270,980</text:p>
          </table:table-cell>
          <table:table-cell office:value-type="float" office:value="1373616" table:style-name="ce12">
            <text:p>1,373,616</text:p>
          </table:table-cell>
          <table:table-cell office:value-type="float" office:value="5059" table:style-name="ce12">
            <text:p>5,059</text:p>
          </table:table-cell>
          <table:table-cell office:value-type="float" office:value="0.15" table:style-name="ce13">
            <text:p>0.15</text:p>
          </table:table-cell>
          <table:table-cell office:value-type="float" office:value="0.11" table:style-name="ce13">
            <text:p>0.11</text:p>
          </table:table-cell>
          <table:table-cell office:value-type="float" office:value="1628.61" table:style-name="ce13">
            <text:p>1,628.61</text:p>
          </table:table-cell>
          <table:table-cell office:value-type="float" office:value="2094" table:style-name="ce12">
            <text:p>2,094</text:p>
          </table:table-cell>
          <table:table-cell office:value-type="float" office:value="24374" table:style-name="ce12">
            <text:p>24,374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台北富邦商業銀行</text:p>
          </table:table-cell>
          <table:table-cell office:value-type="float" office:value="4675902" table:style-name="ce12">
            <text:p>4,675,902</text:p>
          </table:table-cell>
          <table:table-cell office:value-type="float" office:value="3172048" table:style-name="ce12">
            <text:p>3,172,048</text:p>
          </table:table-cell>
          <table:table-cell office:value-type="float" office:value="54807" table:style-name="ce12">
            <text:p>54,807</text:p>
          </table:table-cell>
          <table:table-cell office:value-type="float" office:value="14732" table:style-name="ce12">
            <text:p>14,732</text:p>
          </table:table-cell>
          <table:table-cell office:value-type="float" office:value="6303836" table:style-name="ce12">
            <text:p>6,303,836</text:p>
          </table:table-cell>
          <table:table-cell office:value-type="float" office:value="26026844" table:style-name="ce12">
            <text:p>26,026,844</text:p>
          </table:table-cell>
          <table:table-cell office:value-type="float" office:value="27935107" table:style-name="ce12">
            <text:p>27,935,107</text:p>
          </table:table-cell>
          <table:table-cell office:value-type="float" office:value="80521" table:style-name="ce12">
            <text:p>80,521</text:p>
          </table:table-cell>
          <table:table-cell office:value-type="float" office:value="0.08" table:style-name="ce13">
            <text:p>0.08</text:p>
          </table:table-cell>
          <table:table-cell office:value-type="float" office:value="0" table:style-name="ce13">
            <text:p>0.00</text:p>
          </table:table-cell>
          <table:table-cell office:value-type="float" office:value="1414.18" table:style-name="ce13">
            <text:p>1,414.18</text:p>
          </table:table-cell>
          <table:table-cell office:value-type="float" office:value="23740" table:style-name="ce12">
            <text:p>23,740</text:p>
          </table:table-cell>
          <table:table-cell office:value-type="float" office:value="193666" table:style-name="ce12">
            <text:p>193,666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國泰世華商業銀行</text:p>
          </table:table-cell>
          <table:table-cell office:value-type="float" office:value="7935907" table:style-name="ce12">
            <text:p>7,935,907</text:p>
          </table:table-cell>
          <table:table-cell office:value-type="float" office:value="5613594" table:style-name="ce12">
            <text:p>5,613,594</text:p>
          </table:table-cell>
          <table:table-cell office:value-type="float" office:value="79973" table:style-name="ce12">
            <text:p>79,973</text:p>
          </table:table-cell>
          <table:table-cell office:value-type="float" office:value="37019" table:style-name="ce12">
            <text:p>37,019</text:p>
          </table:table-cell>
          <table:table-cell office:value-type="float" office:value="18439750" table:style-name="ce12">
            <text:p>18,439,750</text:p>
          </table:table-cell>
          <table:table-cell office:value-type="float" office:value="25758422" table:style-name="ce12">
            <text:p>25,758,422</text:p>
          </table:table-cell>
          <table:table-cell office:value-type="float" office:value="48062477" table:style-name="ce12">
            <text:p>48,062,477</text:p>
          </table:table-cell>
          <table:table-cell office:value-type="float" office:value="200124" table:style-name="ce12">
            <text:p>200,124</text:p>
          </table:table-cell>
          <table:table-cell office:value-type="float" office:value="0.11" table:style-name="ce13">
            <text:p>0.11</text:p>
          </table:table-cell>
          <table:table-cell office:value-type="float" office:value="0" table:style-name="ce13">
            <text:p>0.00</text:p>
          </table:table-cell>
          <table:table-cell office:value-type="float" office:value="1535.38" table:style-name="ce13">
            <text:p>1,535.38</text:p>
          </table:table-cell>
          <table:table-cell office:value-type="float" office:value="38719" table:style-name="ce12">
            <text:p>38,719</text:p>
          </table:table-cell>
          <table:table-cell office:value-type="float" office:value="314922" table:style-name="ce12">
            <text:p>314,922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高雄銀行</text:p>
          </table:table-cell>
          <table:table-cell office:value-type="float" office:value="15367" table:style-name="ce12">
            <text:p>15,367</text:p>
          </table:table-cell>
          <table:table-cell office:value-type="float" office:value="4789" table:style-name="ce12">
            <text:p>4,789</text:p>
          </table:table-cell>
          <table:table-cell office:value-type="float" office:value="17" table:style-name="ce12">
            <text:p>17</text:p>
          </table:table-cell>
          <table:table-cell office:value-type="float" office:value="36" table:style-name="ce12">
            <text:p>36</text:p>
          </table:table-cell>
          <table:table-cell office:value-type="float" office:value="14422" table:style-name="ce12">
            <text:p>14,422</text:p>
          </table:table-cell>
          <table:table-cell office:value-type="float" office:value="622" table:style-name="ce12">
            <text:p>622</text:p>
          </table:table-cell>
          <table:table-cell office:value-type="float" office:value="188861" table:style-name="ce12">
            <text:p>188,861</text:p>
          </table:table-cell>
          <table:table-cell office:value-type="float" office:value="60" table:style-name="ce12">
            <text:p>60</text:p>
          </table:table-cell>
          <table:table-cell office:value-type="float" office:value="0.63" table:style-name="ce13">
            <text:p>0.63</text:p>
          </table:table-cell>
          <table:table-cell office:value-type="float" office:value="0.63" table:style-name="ce13">
            <text:p>0.63</text:p>
          </table:table-cell>
          <table:table-cell office:value-type="float" office:value="180.51" table:style-name="ce13">
            <text:p>180.51</text:p>
          </table:table-cell>
          <table:table-cell office:value-type="float" office:value="2" table:style-name="ce12">
            <text:p>2</text:p>
          </table:table-cell>
          <table:table-cell office:value-type="float" office:value="353" table:style-name="ce12">
            <text:p>353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兆豐國際商業銀行</text:p>
          </table:table-cell>
          <table:table-cell office:value-type="float" office:value="1094843" table:style-name="ce12">
            <text:p>1,094,843</text:p>
          </table:table-cell>
          <table:table-cell office:value-type="float" office:value="639628" table:style-name="ce12">
            <text:p>639,628</text:p>
          </table:table-cell>
          <table:table-cell office:value-type="float" office:value="7772" table:style-name="ce12">
            <text:p>7,772</text:p>
          </table:table-cell>
          <table:table-cell office:value-type="float" office:value="4933" table:style-name="ce12">
            <text:p>4,933</text:p>
          </table:table-cell>
          <table:table-cell office:value-type="float" office:value="1812172" table:style-name="ce12">
            <text:p>1,812,172</text:p>
          </table:table-cell>
          <table:table-cell office:value-type="float" office:value="3763661" table:style-name="ce12">
            <text:p>3,763,661</text:p>
          </table:table-cell>
          <table:table-cell office:value-type="float" office:value="4121849" table:style-name="ce12">
            <text:p>4,121,849</text:p>
          </table:table-cell>
          <table:table-cell office:value-type="float" office:value="12152" table:style-name="ce12">
            <text:p>12,152</text:p>
          </table:table-cell>
          <table:table-cell office:value-type="float" office:value="0.19" table:style-name="ce13">
            <text:p>0.19</text:p>
          </table:table-cell>
          <table:table-cell office:value-type="float" office:value="0.02" table:style-name="ce13">
            <text:p>0.02</text:p>
          </table:table-cell>
          <table:table-cell office:value-type="float" office:value="723.28" table:style-name="ce13">
            <text:p>723.28</text:p>
          </table:table-cell>
          <table:table-cell office:value-type="float" office:value="8001" table:style-name="ce12">
            <text:p>8,001</text:p>
          </table:table-cell>
          <table:table-cell office:value-type="float" office:value="73013" table:style-name="ce12">
            <text:p>73,013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花旗(台灣)商業銀行</text:p>
          </table:table-cell>
          <table:table-cell office:value-type="float" office:value="2790574" table:style-name="ce12">
            <text:p>2,790,574</text:p>
          </table:table-cell>
          <table:table-cell office:value-type="float" office:value="2077065" table:style-name="ce12">
            <text:p>2,077,065</text:p>
          </table:table-cell>
          <table:table-cell office:value-type="float" office:value="16849" table:style-name="ce12">
            <text:p>16,849</text:p>
          </table:table-cell>
          <table:table-cell office:value-type="float" office:value="24767" table:style-name="ce12">
            <text:p>24,767</text:p>
          </table:table-cell>
          <table:table-cell office:value-type="float" office:value="10431163" table:style-name="ce12">
            <text:p>10,431,163</text:p>
          </table:table-cell>
          <table:table-cell office:value-type="float" office:value="11135361" table:style-name="ce12">
            <text:p>11,135,361</text:p>
          </table:table-cell>
          <table:table-cell office:value-type="float" office:value="22288438" table:style-name="ce12">
            <text:p>22,288,438</text:p>
          </table:table-cell>
          <table:table-cell office:value-type="float" office:value="136346" table:style-name="ce12">
            <text:p>136,346</text:p>
          </table:table-cell>
          <table:table-cell office:value-type="float" office:value="0.45" table:style-name="ce13">
            <text:p>0.45</text:p>
          </table:table-cell>
          <table:table-cell office:value-type="float" office:value="0.15" table:style-name="ce13">
            <text:p>0.15</text:p>
          </table:table-cell>
          <table:table-cell office:value-type="float" office:value="492.17" table:style-name="ce13">
            <text:p>492.17</text:p>
          </table:table-cell>
          <table:table-cell office:value-type="float" office:value="0" table:style-name="ce12">
            <text:p>0</text:p>
          </table:table-cell>
          <table:table-cell office:value-type="float" office:value="295635" table:style-name="ce12">
            <text:p>295,635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臺灣中小企業銀行</text:p>
          </table:table-cell>
          <table:table-cell office:value-type="float" office:value="188242" table:style-name="ce12">
            <text:p>188,242</text:p>
          </table:table-cell>
          <table:table-cell office:value-type="float" office:value="97066" table:style-name="ce12">
            <text:p>97,066</text:p>
          </table:table-cell>
          <table:table-cell office:value-type="float" office:value="280" table:style-name="ce12">
            <text:p>280</text:p>
          </table:table-cell>
          <table:table-cell office:value-type="float" office:value="2058" table:style-name="ce12">
            <text:p>2,058</text:p>
          </table:table-cell>
          <table:table-cell office:value-type="float" office:value="280778" table:style-name="ce12">
            <text:p>280,778</text:p>
          </table:table-cell>
          <table:table-cell office:value-type="float" office:value="132880" table:style-name="ce12">
            <text:p>132,880</text:p>
          </table:table-cell>
          <table:table-cell office:value-type="float" office:value="830715" table:style-name="ce12">
            <text:p>830,715</text:p>
          </table:table-cell>
          <table:table-cell office:value-type="float" office:value="1662" table:style-name="ce12">
            <text:p>1,662</text:p>
          </table:table-cell>
          <table:table-cell office:value-type="float" office:value="0.1" table:style-name="ce13">
            <text:p>0.10</text:p>
          </table:table-cell>
          <table:table-cell office:value-type="float" office:value="0.02" table:style-name="ce13">
            <text:p>0.02</text:p>
          </table:table-cell>
          <table:table-cell office:value-type="float" office:value="297.7" table:style-name="ce13">
            <text:p>297.70</text:p>
          </table:table-cell>
          <table:table-cell office:value-type="float" office:value="1132" table:style-name="ce12">
            <text:p>1,132</text:p>
          </table:table-cell>
          <table:table-cell office:value-type="float" office:value="9287" table:style-name="ce12">
            <text:p>9,287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渣打國際商業銀行</text:p>
          </table:table-cell>
          <table:table-cell office:value-type="float" office:value="335339" table:style-name="ce12">
            <text:p>335,339</text:p>
          </table:table-cell>
          <table:table-cell office:value-type="float" office:value="212049" table:style-name="ce12">
            <text:p>212,049</text:p>
          </table:table-cell>
          <table:table-cell office:value-type="float" office:value="759" table:style-name="ce12">
            <text:p>759</text:p>
          </table:table-cell>
          <table:table-cell office:value-type="float" office:value="4794" table:style-name="ce12">
            <text:p>4,794</text:p>
          </table:table-cell>
          <table:table-cell office:value-type="float" office:value="961782" table:style-name="ce12">
            <text:p>961,782</text:p>
          </table:table-cell>
          <table:table-cell office:value-type="float" office:value="422845" table:style-name="ce12">
            <text:p>422,845</text:p>
          </table:table-cell>
          <table:table-cell office:value-type="float" office:value="1774409" table:style-name="ce12">
            <text:p>1,774,409</text:p>
          </table:table-cell>
          <table:table-cell office:value-type="float" office:value="4384" table:style-name="ce12">
            <text:p>4,384</text:p>
          </table:table-cell>
          <table:table-cell office:value-type="float" office:value="0.2" table:style-name="ce13">
            <text:p>0.20</text:p>
          </table:table-cell>
          <table:table-cell office:value-type="float" office:value="0" table:style-name="ce13">
            <text:p>0.00</text:p>
          </table:table-cell>
          <table:table-cell office:value-type="float" office:value="884.36" table:style-name="ce13">
            <text:p>884.36</text:p>
          </table:table-cell>
          <table:table-cell office:value-type="float" office:value="2821" table:style-name="ce12">
            <text:p>2,821</text:p>
          </table:table-cell>
          <table:table-cell office:value-type="float" office:value="35950" table:style-name="ce12">
            <text:p>35,950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台中商業銀行</text:p>
          </table:table-cell>
          <table:table-cell office:value-type="float" office:value="167633" table:style-name="ce12">
            <text:p>167,633</text:p>
          </table:table-cell>
          <table:table-cell office:value-type="float" office:value="78196" table:style-name="ce12">
            <text:p>78,196</text:p>
          </table:table-cell>
          <table:table-cell office:value-type="float" office:value="1393" table:style-name="ce12">
            <text:p>1,393</text:p>
          </table:table-cell>
          <table:table-cell office:value-type="float" office:value="854" table:style-name="ce12">
            <text:p>854</text:p>
          </table:table-cell>
          <table:table-cell office:value-type="float" office:value="204933" table:style-name="ce12">
            <text:p>204,933</text:p>
          </table:table-cell>
          <table:table-cell office:value-type="float" office:value="49608" table:style-name="ce12">
            <text:p>49,608</text:p>
          </table:table-cell>
          <table:table-cell office:value-type="float" office:value="545942" table:style-name="ce12">
            <text:p>545,942</text:p>
          </table:table-cell>
          <table:table-cell office:value-type="float" office:value="281" table:style-name="ce12">
            <text:p>281</text:p>
          </table:table-cell>
          <table:table-cell office:value-type="float" office:value="0.12" table:style-name="ce13">
            <text:p>0.12</text:p>
          </table:table-cell>
          <table:table-cell office:value-type="float" office:value="0.01" table:style-name="ce13">
            <text:p>0.01</text:p>
          </table:table-cell>
          <table:table-cell office:value-type="float" office:value="2080.0300000000002" table:style-name="ce13">
            <text:p>2,080.03</text:p>
          </table:table-cell>
          <table:table-cell office:value-type="float" office:value="839" table:style-name="ce12">
            <text:p>839</text:p>
          </table:table-cell>
          <table:table-cell office:value-type="float" office:value="12906" table:style-name="ce12">
            <text:p>12,906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滙豐(台灣)商業銀行</text:p>
          </table:table-cell>
          <table:table-cell office:value-type="float" office:value="653050" table:style-name="ce12">
            <text:p>653,050</text:p>
          </table:table-cell>
          <table:table-cell office:value-type="float" office:value="436038" table:style-name="ce12">
            <text:p>436,038</text:p>
          </table:table-cell>
          <table:table-cell office:value-type="float" office:value="8534" table:style-name="ce12">
            <text:p>8,534</text:p>
          </table:table-cell>
          <table:table-cell office:value-type="float" office:value="4432" table:style-name="ce12">
            <text:p>4,432</text:p>
          </table:table-cell>
          <table:table-cell office:value-type="float" office:value="1751463" table:style-name="ce12">
            <text:p>1,751,463</text:p>
          </table:table-cell>
          <table:table-cell office:value-type="float" office:value="1395412" table:style-name="ce12">
            <text:p>1,395,412</text:p>
          </table:table-cell>
          <table:table-cell office:value-type="float" office:value="5749577" table:style-name="ce12">
            <text:p>5,749,577</text:p>
          </table:table-cell>
          <table:table-cell office:value-type="float" office:value="21211" table:style-name="ce12">
            <text:p>21,211</text:p>
          </table:table-cell>
          <table:table-cell office:value-type="float" office:value="0.18" table:style-name="ce13">
            <text:p>0.18</text:p>
          </table:table-cell>
          <table:table-cell office:value-type="float" office:value="0" table:style-name="ce13">
            <text:p>0.00</text:p>
          </table:table-cell>
          <table:table-cell office:value-type="float" office:value="2036.42" table:style-name="ce13">
            <text:p>2,036.42</text:p>
          </table:table-cell>
          <table:table-cell office:value-type="float" office:value="4508" table:style-name="ce12">
            <text:p>4,508</text:p>
          </table:table-cell>
          <table:table-cell office:value-type="float" office:value="39030" table:style-name="ce12">
            <text:p>39,030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華泰商業銀行</text:p>
          </table:table-cell>
          <table:table-cell office:value-type="float" office:value="9058" table:style-name="ce12">
            <text:p>9,058</text:p>
          </table:table-cell>
          <table:table-cell office:value-type="float" office:value="4894" table:style-name="ce12">
            <text:p>4,894</text:p>
          </table:table-cell>
          <table:table-cell office:value-type="float" office:value="37" table:style-name="ce12">
            <text:p>37</text:p>
          </table:table-cell>
          <table:table-cell office:value-type="float" office:value="19" table:style-name="ce12">
            <text:p>19</text:p>
          </table:table-cell>
          <table:table-cell office:value-type="float" office:value="7748" table:style-name="ce12">
            <text:p>7,748</text:p>
          </table:table-cell>
          <table:table-cell office:value-type="float" office:value="1877" table:style-name="ce12">
            <text:p>1,877</text:p>
          </table:table-cell>
          <table:table-cell office:value-type="float" office:value="40916" table:style-name="ce12">
            <text:p>40,916</text:p>
          </table:table-cell>
          <table:table-cell office:value-type="float" office:value="0" table:style-name="ce12">
            <text:p>0</text:p>
          </table:table-cell>
          <table:table-cell office:value-type="float" office:value="0.35" table:style-name="ce13">
            <text:p>0.35</text:p>
          </table:table-cell>
          <table:table-cell office:value-type="float" office:value="0" table:style-name="ce13">
            <text:p>0.00</text:p>
          </table:table-cell>
          <table:table-cell office:value-type="float" office:value="605.78" table:style-name="ce13">
            <text:p>605.78</text:p>
          </table:table-cell>
          <table:table-cell office:value-type="float" office:value="96" table:style-name="ce12">
            <text:p>96</text:p>
          </table:table-cell>
          <table:table-cell office:value-type="float" office:value="119" table:style-name="ce12">
            <text:p>119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臺灣新光商業銀行</text:p>
          </table:table-cell>
          <table:table-cell office:value-type="float" office:value="1045555" table:style-name="ce12">
            <text:p>1,045,555</text:p>
          </table:table-cell>
          <table:table-cell office:value-type="float" office:value="623045" table:style-name="ce12">
            <text:p>623,045</text:p>
          </table:table-cell>
          <table:table-cell office:value-type="float" office:value="9614" table:style-name="ce12">
            <text:p>9,614</text:p>
          </table:table-cell>
          <table:table-cell office:value-type="float" office:value="10973" table:style-name="ce12">
            <text:p>10,973</text:p>
          </table:table-cell>
          <table:table-cell office:value-type="float" office:value="1564077" table:style-name="ce12">
            <text:p>1,564,077</text:p>
          </table:table-cell>
          <table:table-cell office:value-type="float" office:value="2327308" table:style-name="ce12">
            <text:p>2,327,308</text:p>
          </table:table-cell>
          <table:table-cell office:value-type="float" office:value="4249506" table:style-name="ce12">
            <text:p>4,249,506</text:p>
          </table:table-cell>
          <table:table-cell office:value-type="float" office:value="5236" table:style-name="ce12">
            <text:p>5,236</text:p>
          </table:table-cell>
          <table:table-cell office:value-type="float" office:value="0.16" table:style-name="ce13">
            <text:p>0.16</text:p>
          </table:table-cell>
          <table:table-cell office:value-type="float" office:value="0" table:style-name="ce13">
            <text:p>0.00</text:p>
          </table:table-cell>
          <table:table-cell office:value-type="float" office:value="276.43" table:style-name="ce13">
            <text:p>276.43</text:p>
          </table:table-cell>
          <table:table-cell office:value-type="float" office:value="4849" table:style-name="ce12">
            <text:p>4,849</text:p>
          </table:table-cell>
          <table:table-cell office:value-type="float" office:value="46078" table:style-name="ce12">
            <text:p>46,078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陽信商業銀行</text:p>
          </table:table-cell>
          <table:table-cell office:value-type="float" office:value="113936" table:style-name="ce12">
            <text:p>113,936</text:p>
          </table:table-cell>
          <table:table-cell office:value-type="float" office:value="55510" table:style-name="ce12">
            <text:p>55,510</text:p>
          </table:table-cell>
          <table:table-cell office:value-type="float" office:value="850" table:style-name="ce12">
            <text:p>850</text:p>
          </table:table-cell>
          <table:table-cell office:value-type="float" office:value="746" table:style-name="ce12">
            <text:p>746</text:p>
          </table:table-cell>
          <table:table-cell office:value-type="float" office:value="167918" table:style-name="ce12">
            <text:p>167,918</text:p>
          </table:table-cell>
          <table:table-cell office:value-type="float" office:value="97575" table:style-name="ce12">
            <text:p>97,575</text:p>
          </table:table-cell>
          <table:table-cell office:value-type="float" office:value="335220" table:style-name="ce12">
            <text:p>335,220</text:p>
          </table:table-cell>
          <table:table-cell office:value-type="float" office:value="141" table:style-name="ce12">
            <text:p>141</text:p>
          </table:table-cell>
          <table:table-cell office:value-type="float" office:value="0.38" table:style-name="ce13">
            <text:p>0.38</text:p>
          </table:table-cell>
          <table:table-cell office:value-type="float" office:value="0.04" table:style-name="ce13">
            <text:p>0.04</text:p>
          </table:table-cell>
          <table:table-cell office:value-type="float" office:value="487.4" table:style-name="ce13">
            <text:p>487.40</text:p>
          </table:table-cell>
          <table:table-cell office:value-type="float" office:value="0" table:style-name="ce12">
            <text:p>0</text:p>
          </table:table-cell>
          <table:table-cell office:value-type="float" office:value="7813" table:style-name="ce12">
            <text:p>7,813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三信商業銀行</text:p>
          </table:table-cell>
          <table:table-cell office:value-type="float" office:value="18652" table:style-name="ce12">
            <text:p>18,652</text:p>
          </table:table-cell>
          <table:table-cell office:value-type="float" office:value="12056" table:style-name="ce12">
            <text:p>12,056</text:p>
          </table:table-cell>
          <table:table-cell office:value-type="float" office:value="241" table:style-name="ce12">
            <text:p>241</text:p>
          </table:table-cell>
          <table:table-cell office:value-type="float" office:value="52" table:style-name="ce12">
            <text:p>52</text:p>
          </table:table-cell>
          <table:table-cell office:value-type="float" office:value="21296" table:style-name="ce12">
            <text:p>21,296</text:p>
          </table:table-cell>
          <table:table-cell office:value-type="float" office:value="15181" table:style-name="ce12">
            <text:p>15,181</text:p>
          </table:table-cell>
          <table:table-cell office:value-type="float" office:value="113148" table:style-name="ce12">
            <text:p>113,148</text:p>
          </table:table-cell>
          <table:table-cell office:value-type="float" office:value="40" table:style-name="ce12">
            <text:p>40</text:p>
          </table:table-cell>
          <table:table-cell office:value-type="float" office:value="0.26" table:style-name="ce13">
            <text:p>0.26</text:p>
          </table:table-cell>
          <table:table-cell office:value-type="float" office:value="0" table:style-name="ce13">
            <text:p>0.00</text:p>
          </table:table-cell>
          <table:table-cell office:value-type="float" office:value="2940.61" table:style-name="ce13">
            <text:p>2,940.61</text:p>
          </table:table-cell>
          <table:table-cell office:value-type="float" office:value="98" table:style-name="ce12">
            <text:p>98</text:p>
          </table:table-cell>
          <table:table-cell office:value-type="float" office:value="468" table:style-name="ce12">
            <text:p>468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聯邦商業銀行</text:p>
          </table:table-cell>
          <table:table-cell office:value-type="float" office:value="2379499" table:style-name="ce12">
            <text:p>2,379,499</text:p>
          </table:table-cell>
          <table:table-cell office:value-type="float" office:value="1350481" table:style-name="ce12">
            <text:p>1,350,481</text:p>
          </table:table-cell>
          <table:table-cell office:value-type="float" office:value="28659" table:style-name="ce12">
            <text:p>28,659</text:p>
          </table:table-cell>
          <table:table-cell office:value-type="float" office:value="13721" table:style-name="ce12">
            <text:p>13,721</text:p>
          </table:table-cell>
          <table:table-cell office:value-type="float" office:value="5466912" table:style-name="ce12">
            <text:p>5,466,912</text:p>
          </table:table-cell>
          <table:table-cell office:value-type="float" office:value="4775577" table:style-name="ce12">
            <text:p>4,775,577</text:p>
          </table:table-cell>
          <table:table-cell office:value-type="float" office:value="9917930" table:style-name="ce12">
            <text:p>9,917,930</text:p>
          </table:table-cell>
          <table:table-cell office:value-type="float" office:value="42168" table:style-name="ce12">
            <text:p>42,168</text:p>
          </table:table-cell>
          <table:table-cell office:value-type="float" office:value="0.12" table:style-name="ce13">
            <text:p>0.12</text:p>
          </table:table-cell>
          <table:table-cell office:value-type="float" office:value="0" table:style-name="ce13">
            <text:p>0.00</text:p>
          </table:table-cell>
          <table:table-cell office:value-type="float" office:value="170.89" table:style-name="ce13">
            <text:p>170.89</text:p>
          </table:table-cell>
          <table:table-cell office:value-type="float" office:value="9960" table:style-name="ce12">
            <text:p>9,960</text:p>
          </table:table-cell>
          <table:table-cell office:value-type="float" office:value="114380" table:style-name="ce12">
            <text:p>114,380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遠東國際商業銀行</text:p>
          </table:table-cell>
          <table:table-cell office:value-type="float" office:value="1574547" table:style-name="ce12">
            <text:p>1,574,547</text:p>
          </table:table-cell>
          <table:table-cell office:value-type="float" office:value="980420" table:style-name="ce12">
            <text:p>980,420</text:p>
          </table:table-cell>
          <table:table-cell office:value-type="float" office:value="15559" table:style-name="ce12">
            <text:p>15,559</text:p>
          </table:table-cell>
          <table:table-cell office:value-type="float" office:value="14221" table:style-name="ce12">
            <text:p>14,221</text:p>
          </table:table-cell>
          <table:table-cell office:value-type="float" office:value="3647047" table:style-name="ce12">
            <text:p>3,647,047</text:p>
          </table:table-cell>
          <table:table-cell office:value-type="float" office:value="4655814" table:style-name="ce12">
            <text:p>4,655,814</text:p>
          </table:table-cell>
          <table:table-cell office:value-type="float" office:value="4569619" table:style-name="ce12">
            <text:p>4,569,619</text:p>
          </table:table-cell>
          <table:table-cell office:value-type="float" office:value="104327" table:style-name="ce12">
            <text:p>104,327</text:p>
          </table:table-cell>
          <table:table-cell office:value-type="float" office:value="0.28000000000000003" table:style-name="ce13">
            <text:p>0.28</text:p>
          </table:table-cell>
          <table:table-cell office:value-type="float" office:value="7.0000000000000007E-2" table:style-name="ce13">
            <text:p>0.07</text:p>
          </table:table-cell>
          <table:table-cell office:value-type="float" office:value="105.42" table:style-name="ce13">
            <text:p>105.42</text:p>
          </table:table-cell>
          <table:table-cell office:value-type="float" office:value="10573" table:style-name="ce12">
            <text:p>10,573</text:p>
          </table:table-cell>
          <table:table-cell office:value-type="float" office:value="96755" table:style-name="ce12">
            <text:p>96,755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元大商業銀行</text:p>
          </table:table-cell>
          <table:table-cell office:value-type="float" office:value="1185258" table:style-name="ce12">
            <text:p>1,185,258</text:p>
          </table:table-cell>
          <table:table-cell office:value-type="float" office:value="545682" table:style-name="ce12">
            <text:p>545,682</text:p>
          </table:table-cell>
          <table:table-cell office:value-type="float" office:value="4157" table:style-name="ce12">
            <text:p>4,157</text:p>
          </table:table-cell>
          <table:table-cell office:value-type="float" office:value="5939" table:style-name="ce12">
            <text:p>5,939</text:p>
          </table:table-cell>
          <table:table-cell office:value-type="float" office:value="1181489" table:style-name="ce12">
            <text:p>1,181,489</text:p>
          </table:table-cell>
          <table:table-cell office:value-type="float" office:value="3053904" table:style-name="ce12">
            <text:p>3,053,904</text:p>
          </table:table-cell>
          <table:table-cell office:value-type="float" office:value="4063452" table:style-name="ce12">
            <text:p>4,063,452</text:p>
          </table:table-cell>
          <table:table-cell office:value-type="float" office:value="17813" table:style-name="ce12">
            <text:p>17,813</text:p>
          </table:table-cell>
          <table:table-cell office:value-type="float" office:value="0.08" table:style-name="ce13">
            <text:p>0.08</text:p>
          </table:table-cell>
          <table:table-cell office:value-type="float" office:value="0" table:style-name="ce13">
            <text:p>0.00</text:p>
          </table:table-cell>
          <table:table-cell office:value-type="float" office:value="771.67" table:style-name="ce13">
            <text:p>771.67</text:p>
          </table:table-cell>
          <table:table-cell office:value-type="float" office:value="3944" table:style-name="ce12">
            <text:p>3,944</text:p>
          </table:table-cell>
          <table:table-cell office:value-type="float" office:value="34252" table:style-name="ce12">
            <text:p>34,252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永豐商業銀行</text:p>
          </table:table-cell>
          <table:table-cell office:value-type="float" office:value="2262637" table:style-name="ce12">
            <text:p>2,262,637</text:p>
          </table:table-cell>
          <table:table-cell office:value-type="float" office:value="1214634" table:style-name="ce12">
            <text:p>1,214,634</text:p>
          </table:table-cell>
          <table:table-cell office:value-type="float" office:value="14457" table:style-name="ce12">
            <text:p>14,457</text:p>
          </table:table-cell>
          <table:table-cell office:value-type="float" office:value="7153" table:style-name="ce12">
            <text:p>7,153</text:p>
          </table:table-cell>
          <table:table-cell office:value-type="float" office:value="3904775" table:style-name="ce12">
            <text:p>3,904,775</text:p>
          </table:table-cell>
          <table:table-cell office:value-type="float" office:value="5285029" table:style-name="ce12">
            <text:p>5,285,029</text:p>
          </table:table-cell>
          <table:table-cell office:value-type="float" office:value="10289067" table:style-name="ce12">
            <text:p>10,289,067</text:p>
          </table:table-cell>
          <table:table-cell office:value-type="float" office:value="73275" table:style-name="ce12">
            <text:p>73,275</text:p>
          </table:table-cell>
          <table:table-cell office:value-type="float" office:value="0.12" table:style-name="ce13">
            <text:p>0.12</text:p>
          </table:table-cell>
          <table:table-cell office:value-type="float" office:value="0" table:style-name="ce13">
            <text:p>0.00</text:p>
          </table:table-cell>
          <table:table-cell office:value-type="float" office:value="827.27" table:style-name="ce13">
            <text:p>827.27</text:p>
          </table:table-cell>
          <table:table-cell office:value-type="float" office:value="10719" table:style-name="ce12">
            <text:p>10,719</text:p>
          </table:table-cell>
          <table:table-cell office:value-type="float" office:value="101738" table:style-name="ce12">
            <text:p>101,738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玉山商業銀行</text:p>
          </table:table-cell>
          <table:table-cell office:value-type="float" office:value="6851391" table:style-name="ce12">
            <text:p>6,851,391</text:p>
          </table:table-cell>
          <table:table-cell office:value-type="float" office:value="4626398" table:style-name="ce12">
            <text:p>4,626,398</text:p>
          </table:table-cell>
          <table:table-cell office:value-type="float" office:value="44887" table:style-name="ce12">
            <text:p>44,887</text:p>
          </table:table-cell>
          <table:table-cell office:value-type="float" office:value="25202" table:style-name="ce12">
            <text:p>25,202</text:p>
          </table:table-cell>
          <table:table-cell office:value-type="float" office:value="12843988" table:style-name="ce12">
            <text:p>12,843,988</text:p>
          </table:table-cell>
          <table:table-cell office:value-type="float" office:value="27823632" table:style-name="ce12">
            <text:p>27,823,632</text:p>
          </table:table-cell>
          <table:table-cell office:value-type="float" office:value="39670535" table:style-name="ce12">
            <text:p>39,670,535</text:p>
          </table:table-cell>
          <table:table-cell office:value-type="float" office:value="249936" table:style-name="ce12">
            <text:p>249,936</text:p>
          </table:table-cell>
          <table:table-cell office:value-type="float" office:value="0.14000000000000001" table:style-name="ce13">
            <text:p>0.14</text:p>
          </table:table-cell>
          <table:table-cell office:value-type="float" office:value="0" table:style-name="ce13">
            <text:p>0.00</text:p>
          </table:table-cell>
          <table:table-cell office:value-type="float" office:value="610.53" table:style-name="ce13">
            <text:p>610.53</text:p>
          </table:table-cell>
          <table:table-cell office:value-type="float" office:value="32800" table:style-name="ce12">
            <text:p>32,800</text:p>
          </table:table-cell>
          <table:table-cell office:value-type="float" office:value="376369" table:style-name="ce12">
            <text:p>376,369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凱基商業銀行</text:p>
          </table:table-cell>
          <table:table-cell office:value-type="float" office:value="384685" table:style-name="ce12">
            <text:p>384,685</text:p>
          </table:table-cell>
          <table:table-cell office:value-type="float" office:value="189637" table:style-name="ce12">
            <text:p>189,637</text:p>
          </table:table-cell>
          <table:table-cell office:value-type="float" office:value="2419" table:style-name="ce12">
            <text:p>2,419</text:p>
          </table:table-cell>
          <table:table-cell office:value-type="float" office:value="1852" table:style-name="ce12">
            <text:p>1,852</text:p>
          </table:table-cell>
          <table:table-cell office:value-type="float" office:value="1136515" table:style-name="ce12">
            <text:p>1,136,515</text:p>
          </table:table-cell>
          <table:table-cell office:value-type="float" office:value="971060" table:style-name="ce12">
            <text:p>971,060</text:p>
          </table:table-cell>
          <table:table-cell office:value-type="float" office:value="1005969" table:style-name="ce12">
            <text:p>1,005,969</text:p>
          </table:table-cell>
          <table:table-cell office:value-type="float" office:value="6004" table:style-name="ce12">
            <text:p>6,004</text:p>
          </table:table-cell>
          <table:table-cell office:value-type="float" office:value="0.69" table:style-name="ce13">
            <text:p>0.69</text:p>
          </table:table-cell>
          <table:table-cell office:value-type="float" office:value="0.41" table:style-name="ce13">
            <text:p>0.41</text:p>
          </table:table-cell>
          <table:table-cell office:value-type="float" office:value="159.86000000000001" table:style-name="ce13">
            <text:p>159.86</text:p>
          </table:table-cell>
          <table:table-cell office:value-type="float" office:value="9604" table:style-name="ce12">
            <text:p>9,604</text:p>
          </table:table-cell>
          <table:table-cell office:value-type="float" office:value="63946" table:style-name="ce12">
            <text:p>63,946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星展(台灣)商業銀行</text:p>
          </table:table-cell>
          <table:table-cell office:value-type="float" office:value="647984" table:style-name="ce12">
            <text:p>647,984</text:p>
          </table:table-cell>
          <table:table-cell office:value-type="float" office:value="327655" table:style-name="ce12">
            <text:p>327,655</text:p>
          </table:table-cell>
          <table:table-cell office:value-type="float" office:value="4909" table:style-name="ce12">
            <text:p>4,909</text:p>
          </table:table-cell>
          <table:table-cell office:value-type="float" office:value="3609" table:style-name="ce12">
            <text:p>3,609</text:p>
          </table:table-cell>
          <table:table-cell office:value-type="float" office:value="1259878" table:style-name="ce12">
            <text:p>1,259,878</text:p>
          </table:table-cell>
          <table:table-cell office:value-type="float" office:value="2345566" table:style-name="ce12">
            <text:p>2,345,566</text:p>
          </table:table-cell>
          <table:table-cell office:value-type="float" office:value="3499719" table:style-name="ce12">
            <text:p>3,499,719</text:p>
          </table:table-cell>
          <table:table-cell office:value-type="float" office:value="20328" table:style-name="ce12">
            <text:p>20,328</text:p>
          </table:table-cell>
          <table:table-cell office:value-type="float" office:value="0.47" table:style-name="ce13">
            <text:p>0.47</text:p>
          </table:table-cell>
          <table:table-cell office:value-type="float" office:value="0" table:style-name="ce13">
            <text:p>0.00</text:p>
          </table:table-cell>
          <table:table-cell office:value-type="float" office:value="522.97" table:style-name="ce13">
            <text:p>522.97</text:p>
          </table:table-cell>
          <table:table-cell office:value-type="float" office:value="9062" table:style-name="ce12">
            <text:p>9,062</text:p>
          </table:table-cell>
          <table:table-cell office:value-type="float" office:value="99314" table:style-name="ce12">
            <text:p>99,314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台新國際商業銀行</text:p>
          </table:table-cell>
          <table:table-cell office:value-type="float" office:value="6270643" table:style-name="ce12">
            <text:p>6,270,643</text:p>
          </table:table-cell>
          <table:table-cell office:value-type="float" office:value="4179735" table:style-name="ce12">
            <text:p>4,179,735</text:p>
          </table:table-cell>
          <table:table-cell office:value-type="float" office:value="58406" table:style-name="ce12">
            <text:p>58,406</text:p>
          </table:table-cell>
          <table:table-cell office:value-type="float" office:value="34556" table:style-name="ce12">
            <text:p>34,556</text:p>
          </table:table-cell>
          <table:table-cell office:value-type="float" office:value="9971923" table:style-name="ce12">
            <text:p>9,971,923</text:p>
          </table:table-cell>
          <table:table-cell office:value-type="float" office:value="22813781" table:style-name="ce12">
            <text:p>22,813,781</text:p>
          </table:table-cell>
          <table:table-cell office:value-type="float" office:value="31812279" table:style-name="ce12">
            <text:p>31,812,279</text:p>
          </table:table-cell>
          <table:table-cell office:value-type="float" office:value="141253" table:style-name="ce12">
            <text:p>141,253</text:p>
          </table:table-cell>
          <table:table-cell office:value-type="float" office:value="0.13" table:style-name="ce13">
            <text:p>0.13</text:p>
          </table:table-cell>
          <table:table-cell office:value-type="float" office:value="0.01" table:style-name="ce13">
            <text:p>0.01</text:p>
          </table:table-cell>
          <table:table-cell office:value-type="float" office:value="1069.8499999999999" table:style-name="ce13">
            <text:p>1,069.85</text:p>
          </table:table-cell>
          <table:table-cell office:value-type="float" office:value="22117" table:style-name="ce12">
            <text:p>22,117</text:p>
          </table:table-cell>
          <table:table-cell office:value-type="float" office:value="188604" table:style-name="ce12">
            <text:p>188,604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日盛國際商業銀行</text:p>
          </table:table-cell>
          <table:table-cell office:value-type="float" office:value="134401" table:style-name="ce12">
            <text:p>134,401</text:p>
          </table:table-cell>
          <table:table-cell office:value-type="float" office:value="78227" table:style-name="ce12">
            <text:p>78,227</text:p>
          </table:table-cell>
          <table:table-cell office:value-type="float" office:value="79" table:style-name="ce12">
            <text:p>79</text:p>
          </table:table-cell>
          <table:table-cell office:value-type="float" office:value="713" table:style-name="ce12">
            <text:p>713</text:p>
          </table:table-cell>
          <table:table-cell office:value-type="float" office:value="218352" table:style-name="ce12">
            <text:p>218,352</text:p>
          </table:table-cell>
          <table:table-cell office:value-type="float" office:value="51289" table:style-name="ce12">
            <text:p>51,289</text:p>
          </table:table-cell>
          <table:table-cell office:value-type="float" office:value="229786" table:style-name="ce12">
            <text:p>229,786</text:p>
          </table:table-cell>
          <table:table-cell office:value-type="float" office:value="673" table:style-name="ce12">
            <text:p>673</text:p>
          </table:table-cell>
          <table:table-cell office:value-type="float" office:value="0.15" table:style-name="ce13">
            <text:p>0.15</text:p>
          </table:table-cell>
          <table:table-cell office:value-type="float" office:value="0" table:style-name="ce13">
            <text:p>0.00</text:p>
          </table:table-cell>
          <table:table-cell office:value-type="float" office:value="1110.3499999999999" table:style-name="ce13">
            <text:p>1,110.35</text:p>
          </table:table-cell>
          <table:table-cell office:value-type="float" office:value="490" table:style-name="ce12">
            <text:p>490</text:p>
          </table:table-cell>
          <table:table-cell office:value-type="float" office:value="4258" table:style-name="ce12">
            <text:p>4,258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安泰商業銀行</text:p>
          </table:table-cell>
          <table:table-cell office:value-type="float" office:value="123219" table:style-name="ce12">
            <text:p>123,219</text:p>
          </table:table-cell>
          <table:table-cell office:value-type="float" office:value="53398" table:style-name="ce12">
            <text:p>53,398</text:p>
          </table:table-cell>
          <table:table-cell office:value-type="float" office:value="390" table:style-name="ce12">
            <text:p>390</text:p>
          </table:table-cell>
          <table:table-cell office:value-type="float" office:value="497" table:style-name="ce12">
            <text:p>497</text:p>
          </table:table-cell>
          <table:table-cell office:value-type="float" office:value="175413" table:style-name="ce12">
            <text:p>175,413</text:p>
          </table:table-cell>
          <table:table-cell office:value-type="float" office:value="1135957" table:style-name="ce12">
            <text:p>1,135,957</text:p>
          </table:table-cell>
          <table:table-cell office:value-type="float" office:value="337494" table:style-name="ce12">
            <text:p>337,494</text:p>
          </table:table-cell>
          <table:table-cell office:value-type="float" office:value="203" table:style-name="ce12">
            <text:p>203</text:p>
          </table:table-cell>
          <table:table-cell office:value-type="float" office:value="0.28000000000000003" table:style-name="ce13">
            <text:p>0.28</text:p>
          </table:table-cell>
          <table:table-cell office:value-type="float" office:value="0.15" table:style-name="ce13">
            <text:p>0.15</text:p>
          </table:table-cell>
          <table:table-cell office:value-type="float" office:value="405.01" table:style-name="ce13">
            <text:p>405.01</text:p>
          </table:table-cell>
          <table:table-cell office:value-type="float" office:value="0" table:style-name="ce12">
            <text:p>0</text:p>
          </table:table-cell>
          <table:table-cell office:value-type="float" office:value="3739" table:style-name="ce12">
            <text:p>3,739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中國信託商業銀行</text:p>
          </table:table-cell>
          <table:table-cell office:value-type="float" office:value="8380110" table:style-name="ce12">
            <text:p>8,380,110</text:p>
          </table:table-cell>
          <table:table-cell office:value-type="float" office:value="5228108" table:style-name="ce12">
            <text:p>5,228,108</text:p>
          </table:table-cell>
          <table:table-cell office:value-type="float" office:value="101580" table:style-name="ce12">
            <text:p>101,580</text:p>
          </table:table-cell>
          <table:table-cell office:value-type="float" office:value="47094" table:style-name="ce12">
            <text:p>47,094</text:p>
          </table:table-cell>
          <table:table-cell office:value-type="float" office:value="15536943" table:style-name="ce12">
            <text:p>15,536,943</text:p>
          </table:table-cell>
          <table:table-cell office:value-type="float" office:value="33461791" table:style-name="ce12">
            <text:p>33,461,791</text:p>
          </table:table-cell>
          <table:table-cell office:value-type="float" office:value="47876323" table:style-name="ce12">
            <text:p>47,876,323</text:p>
          </table:table-cell>
          <table:table-cell office:value-type="float" office:value="554739" table:style-name="ce12">
            <text:p>554,739</text:p>
          </table:table-cell>
          <table:table-cell office:value-type="float" office:value="0.11" table:style-name="ce13">
            <text:p>0.11</text:p>
          </table:table-cell>
          <table:table-cell office:value-type="float" office:value="0" table:style-name="ce13">
            <text:p>0.00</text:p>
          </table:table-cell>
          <table:table-cell office:value-type="float" office:value="412.18" table:style-name="ce13">
            <text:p>412.18</text:p>
          </table:table-cell>
          <table:table-cell office:value-type="float" office:value="64940" table:style-name="ce12">
            <text:p>64,940</text:p>
          </table:table-cell>
          <table:table-cell office:value-type="float" office:value="574546" table:style-name="ce12">
            <text:p>574,546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台灣樂天信用卡股份有限公司</text:p>
          </table:table-cell>
          <table:table-cell office:value-type="float" office:value="603114" table:style-name="ce12">
            <text:p>603,114</text:p>
          </table:table-cell>
          <table:table-cell office:value-type="float" office:value="188304" table:style-name="ce12">
            <text:p>188,304</text:p>
          </table:table-cell>
          <table:table-cell office:value-type="float" office:value="4764" table:style-name="ce12">
            <text:p>4,764</text:p>
          </table:table-cell>
          <table:table-cell office:value-type="float" office:value="4265" table:style-name="ce12">
            <text:p>4,265</text:p>
          </table:table-cell>
          <table:table-cell office:value-type="float" office:value="563214" table:style-name="ce12">
            <text:p>563,214</text:p>
          </table:table-cell>
          <table:table-cell office:value-type="float" office:value="682399" table:style-name="ce12">
            <text:p>682,399</text:p>
          </table:table-cell>
          <table:table-cell office:value-type="float" office:value="796829" table:style-name="ce12">
            <text:p>796,829</text:p>
          </table:table-cell>
          <table:table-cell office:value-type="float" office:value="5569" table:style-name="ce12">
            <text:p>5,569</text:p>
          </table:table-cell>
          <table:table-cell office:value-type="float" office:value="2.14" table:style-name="ce13">
            <text:p>2.14</text:p>
          </table:table-cell>
          <table:table-cell office:value-type="float" office:value="1.07" table:style-name="ce13">
            <text:p>1.07</text:p>
          </table:table-cell>
          <table:table-cell office:value-type="float" office:value="129.72" table:style-name="ce13">
            <text:p>129.72</text:p>
          </table:table-cell>
          <table:table-cell office:value-type="float" office:value="834" table:style-name="ce12">
            <text:p>834</text:p>
          </table:table-cell>
          <table:table-cell office:value-type="float" office:value="8042" table:style-name="ce12">
            <text:p>8,042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台灣美國運通國際(股)公司</text:p>
          </table:table-cell>
          <table:table-cell office:value-type="float" office:value="176177" table:style-name="ce12">
            <text:p>176,177</text:p>
          </table:table-cell>
          <table:table-cell office:value-type="float" office:value="106577" table:style-name="ce12">
            <text:p>106,577</text:p>
          </table:table-cell>
          <table:table-cell office:value-type="float" office:value="3545" table:style-name="ce12">
            <text:p>3,545</text:p>
          </table:table-cell>
          <table:table-cell office:value-type="float" office:value="2162" table:style-name="ce12">
            <text:p>2,162</text:p>
          </table:table-cell>
          <table:table-cell office:value-type="float" office:value="253393" table:style-name="ce12">
            <text:p>253,393</text:p>
          </table:table-cell>
          <table:table-cell office:value-type="float" office:value="0" table:style-name="ce12">
            <text:p>0</text:p>
          </table:table-cell>
          <table:table-cell office:value-type="float" office:value="4630218" table:style-name="ce12">
            <text:p>4,630,218</text:p>
          </table:table-cell>
          <table:table-cell office:value-type="float" office:value="925" table:style-name="ce12">
            <text:p>925</text:p>
          </table:table-cell>
          <table:table-cell office:value-type="float" office:value="0.2" table:style-name="ce13">
            <text:p>0.20</text:p>
          </table:table-cell>
          <table:table-cell office:value-type="float" office:value="0" table:style-name="ce13">
            <text:p>0.00</text:p>
          </table:table-cell>
          <table:table-cell office:value-type="float" office:value="605.13" table:style-name="ce13">
            <text:p>605.13</text:p>
          </table:table-cell>
          <table:table-cell office:value-type="float" office:value="4807" table:style-name="ce12">
            <text:p>4,807</text:p>
          </table:table-cell>
          <table:table-cell office:value-type="float" office:value="27203" table:style-name="ce12">
            <text:p>27,203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總計</text:p>
          </table:table-cell>
          <table:table-cell office:value-type="float" office:value="54850257" table:style-name="ce12">
            <text:p>54,850,257</text:p>
          </table:table-cell>
          <table:table-cell office:value-type="float" office:value="34921067" table:style-name="ce12">
            <text:p>34,921,067</text:p>
          </table:table-cell>
          <table:table-cell office:value-type="float" office:value="507423" table:style-name="ce12">
            <text:p>507,423</text:p>
          </table:table-cell>
          <table:table-cell office:value-type="float" office:value="301875" table:style-name="ce12">
            <text:p>301,875</text:p>
          </table:table-cell>
          <table:table-cell office:value-type="float" office:value="102895215" table:style-name="ce12">
            <text:p>102,895,215</text:p>
          </table:table-cell>
          <table:table-cell office:value-type="float" office:value="188002076" table:style-name="ce12">
            <text:p>188,002,076</text:p>
          </table:table-cell>
          <table:table-cell office:value-type="float" office:value="292685489" table:style-name="ce12">
            <text:p>292,685,489</text:p>
          </table:table-cell>
          <table:table-cell office:value-type="float" office:value="1696690" table:style-name="ce12">
            <text:p>1,696,690</text:p>
          </table:table-cell>
          <table:table-cell office:value-type="float" office:value="0.1607750150847792" table:style-name="ce13">
            <text:p>0.16</text:p>
          </table:table-cell>
          <table:table-cell office:value-type="float" office:value="0.02" table:style-name="ce13">
            <text:p>0.02</text:p>
          </table:table-cell>
          <table:table-cell office:value-type="float" office:value="535.27694336257946" table:style-name="ce13">
            <text:p>535.28</text:p>
          </table:table-cell>
          <table:table-cell office:value-type="float" office:value="278970" table:style-name="ce12">
            <text:p>278,970</text:p>
          </table:table-cell>
          <table:table-cell office:value-type="float" office:value="2922725" table:style-name="ce12">
            <text:p>2,922,725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14">
            <text:p>一、資料來源：各金融機構自行申報。</text:p>
          </table:table-cell>
          <table:table-cell table:number-columns-repeated="16383" table:style-name="ce2"/>
        </table:table-row>
        <table:table-row table:style-name="ro5">
          <table:table-cell office:value-type="string" table:style-name="ce14">
            <text:p>二、揭露項目及認定標準：</text:p>
          </table:table-cell>
          <table:table-cell table:number-columns-repeated="16383" table:style-name="ce2"/>
        </table:table-row>
        <table:table-row table:style-name="ro5">
          <table:table-cell office:value-type="string" table:style-name="ce14">
            <text:p>　1.流通卡數：發卡總數減停卡總數，且卡片狀況為正常者。</text:p>
          </table:table-cell>
          <table:table-cell table:number-columns-repeated="16383" table:style-name="ce2"/>
        </table:table-row>
        <table:table-row table:style-name="ro5">
          <table:table-cell office:value-type="string" table:style-name="ce14">
            <text:p>　2.有效卡數：最近六個月有消費紀錄之卡，不含Debit卡，只有郵購分期交易亦算有效卡，不含只有循環繳款之卡片。</text:p>
          </table:table-cell>
          <table:table-cell table:number-columns-repeated="16383" table:style-name="ce2"/>
        </table:table-row>
        <table:table-row table:style-name="ro5">
          <table:table-cell office:value-type="string" table:style-name="ce14">
            <text:p>　3.當月發卡數：不含補發卡、續卡。</text:p>
          </table:table-cell>
          <table:table-cell table:number-columns-repeated="16383" table:style-name="ce2"/>
        </table:table-row>
        <table:table-row table:style-name="ro5">
          <table:table-cell office:value-type="string" table:style-name="ce14">
            <text:p>　4.當月停卡數：指新增停卡部分。</text:p>
          </table:table-cell>
          <table:table-cell table:number-columns-repeated="16383" table:style-name="ce2"/>
        </table:table-row>
        <table:table-row table:style-name="ro5">
          <table:table-cell office:value-type="string" table:style-name="ce14">
            <text:p>　5.循環信用餘額：係指持卡人使用循環信用之餘額。</text:p>
          </table:table-cell>
          <table:table-cell table:number-columns-repeated="16383" table:style-name="ce2"/>
        </table:table-row>
        <table:table-row table:style-name="ro5">
          <table:table-cell office:value-type="string" table:style-name="ce14">
            <text:p>　6.未到期分期付款餘額：包括預借現金分期、消費帳款分期及帳單分期。</text:p>
          </table:table-cell>
          <table:table-cell table:number-columns-repeated="16383" table:style-name="ce2"/>
        </table:table-row>
        <table:table-row table:style-name="ro5">
          <table:table-cell office:value-type="string" table:style-name="ce14">
            <text:p>　7.當月簽帳金額：係指持卡人當月刷卡消費金額，如屬分期消費帳款應於消費當月全數申報本欄。</text:p>
          </table:table-cell>
          <table:table-cell table:number-columns-repeated="16383"/>
        </table:table-row>
        <table:table-row table:style-name="ro5">
          <table:table-cell office:value-type="string" table:style-name="ce14">
            <text:p>　8.當月預借現金金額：係指持卡人當月動用預借現金金額，如屬分期預借現金應於動用當月全數申報本欄。</text:p>
          </table:table-cell>
          <table:table-cell table:number-columns-repeated="16383"/>
        </table:table-row>
        <table:table-row table:style-name="ro5">
          <table:table-cell office:value-type="string" table:style-name="ce14">
            <text:p>　9.逾期帳款：指持卡人每月繳款金額未達最低應繳金額、及雖未超逾期限但已向主、從債務人訴追者，其應付帳款。</text:p>
          </table:table-cell>
          <table:table-cell table:number-columns-repeated="16383"/>
        </table:table-row>
        <table:table-row table:style-name="ro5">
          <table:table-cell office:value-type="string" table:style-name="ce14">
            <text:p>　　　　　　　若持卡人已逾期達數月，而嗣後繳付金額僅涵蓋一個月的最低應繳金額，則逾期期間減少一個月，須</text:p>
          </table:table-cell>
          <table:table-cell table:number-columns-repeated="16383"/>
        </table:table-row>
        <table:table-row table:style-name="ro5">
          <table:table-cell office:value-type="string" table:style-name="ce14">
            <text:p>　　　　　　　俟持卡人將所積欠各期最低應繳金額全部償還後，始得回復為未逾期。</text:p>
          </table:table-cell>
          <table:table-cell table:number-columns-repeated="16383"/>
        </table:table-row>
        <table:table-row table:style-name="ro5">
          <table:table-cell office:value-type="string" table:style-name="ce14">
            <text:p>　10.備抵呆帳提足率：實際提列備抵呆帳占應提備抵呆帳之比率。</text:p>
          </table:table-cell>
          <table:table-cell table:number-columns-repeated="16383"/>
        </table:table-row>
        <table:table-row table:number-rows-repeated="1048522" table:style-name="ro2">
          <table:table-cell table:number-columns-repeated="16384"/>
        </table:table-row>
        <table:named-expressions>
          <table:named-range table:name="外部資料_1" table:cell-range-address="11110.$A$1:11110.$N$23" table:base-cell-address="11110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196850393700787in" fo:margin-right="0.196850393700787in" style:print-orientation="portrait" style:print-page-order="ttb" style:first-page-number="continue" style:scale-to="51%" style:table-centering="none" style:print="objects charts drawings"/>
      <style:header-style>
        <style:header-footer-properties fo:min-height="0.45in" fo:margin-left="0.196850393700787in" fo:margin-right="0.196850393700787in" fo:margin-bottom="0in"/>
      </style:header-style>
      <style:footer-style>
        <style:header-footer-properties fo:min-height="0.45in" fo:margin-left="0.196850393700787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邱靖雯</meta:initial-creator>
    <dc:creator>邱靖雯</dc:creator>
    <meta:creation-date>2022-11-24T02:30:35Z</meta:creation-date>
    <dc:date>2022-11-24T02:31:47Z</dc:date>
  </office:meta>
</office:document-meta>
</file>